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text-properties fo:background-color="#ff8000"/>
    </style:style>
    <style:style style:name="P13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T10" style:family="text">
      <style:text-properties style:text-line-through-style="solid" style:text-line-through-type="single" style:text-line-through-width="bold"/>
    </style:style>
    <style:style style:name="T11" style:family="text">
      <style:text-properties fo:background-color="#ff8000"/>
    </style:style>
    <style:style style:name="T12" style:family="text">
      <style:text-properties fo:language="en" fo:country="US"/>
    </style:style>
    <style:style style:name="T13" style:family="text">
      <style:text-properties fo:font-weight="bold" fo:background-color="#ff8000" style:font-weight-asian="bold" style:font-weight-complex="bold"/>
    </style:style>
    <style:style style:name="T14" style:family="text">
      <style:text-properties fo:language="en" fo:country="US" fo:background-color="#ff8000"/>
    </style:style>
    <style:style style:name="T15" style:family="text">
      <style:text-properties fo:language="en" fo:country="US" fo:font-weight="bold" fo:background-color="#ff8000" style:font-weight-asian="bold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text-line-through-style="solid" style:text-line-through-type="single" style:text-line-through-width="bold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text-line-through-style="solid" style:text-line-through-type="single" fo:font-style="normal" fo:font-weight="normal" fo:background-color="#ff8000" style:font-style-asian="normal" style:font-weight-asian="normal" style:font-style-complex="normal" style:font-weight-complex="normal"/>
    </style:style>
    <style:style style:name="T19" style:family="text">
      <style:text-properties style:text-line-through-style="solid" style:text-line-through-type="single" fo:font-style="normal" fo:font-weight="bold" fo:background-color="#ff8000" style:font-style-asian="normal" style:font-weight-asian="bold" style:font-style-complex="normal" style:font-weight-complex="bold"/>
    </style:style>
    <style:style style:name="T20" style:family="text">
      <style:text-properties style:text-line-through-style="none" style:text-line-through-type="none" fo:font-style="normal" fo:font-weight="normal" fo:background-color="#ff8000" style:font-style-asian="normal" style:font-weight-asian="normal" style:font-style-complex="normal" style:font-weight-complex="normal"/>
    </style:style>
    <style:style style:name="T21" style:family="text">
      <style:text-properties style:text-line-through-style="none" style:text-line-through-type="none" fo:font-style="normal" fo:font-weight="bold" fo:background-color="#ff8000" style:font-style-asian="normal" style:font-weight-asian="bold" style:font-style-complex="normal" style:font-weight-complex="bold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AMSE A02</text:span></text:p>
            <text:p text:style-name="P1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6">#</text:span></text:p>
              </table:table-cell>
              <table:table-cell>
                <text:p text:style-name="P5"><text:span text:style-name="T6">Class Content</text:span></text:p>
              </table:table-cell>
              <table:table-cell>
                <text:p text:style-name="P5"><text:span text:style-name="T6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01</text:span></text:p>
              </table:table-cell>
              <table:table-cell>
                <text:p text:style-name="P7"><text:span text:style-name="T7">Introduction</text:span></text:p>
              </table:table-cell>
              <table:table-cell>
                <text:p text:style-name="P7"><text:span text:style-name="T7">-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02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7">03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04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7">05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06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7">07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08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7">09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0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7">11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2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7">13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4</text:span></text:p>
              </table:table-cell>
              <table:table-cell>
                <text:p text:style-name="P7"><text:span text:style-name="T7">Discussion and coaching</text:span></text:p>
              </table:table-cell>
              <table:table-cell>
                <text:p text:style-name="P7"><text:span text:style-name="T7">Project work</text:span></text:p>
              </table:table-cell>
            </table:table-row>
            <table:table-row table:style-name="ro2" table:default-cell-style-name="ce10">
              <table:table-cell table:style-name="ce9">
                <text:p text:style-name="P8"><text:span text:style-name="T8">15</text:span></text:p>
              </table:table-cell>
              <table:table-cell>
                <text:p text:style-name="P7"><text:span text:style-name="T7">Presentations and conclusions</text:span></text:p>
              </table:table-cell>
              <table:table-cell>
                <text:p text:style-name="P7"><text:span text:style-name="T7">Presentatio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Work</text:p>
          </draw:text-box>
        </draw:frame>
        <draw:frame presentation:style-name="pr5" draw:text-style-name="P10" draw:layer="layout" svg:width="27cm" svg:height="11.5cm" svg:x="0.5cm" svg:y="2.25cm" presentation:class="outline">
          <draw:text-box>
            <text:list text:style-name="L4">
              <text:list-item>
                <text:p><text:span text:style-name="T9">Students pick features, break features up into task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tudents work in repository of their own, send pull requests</text:span></text:p>
                <text:list>
                  <text:list-item>
                    <text:p><text:span text:style-name="T9">Student master must be current or newer than project master</text:span></text:p>
                  </text:list-item>
                  <text:list-item>
                    <text:p><text:span text:style-name="T9">Contributions must have been committed to student master</text:span></text:p>
                  </text:list-item>
                  <text:list-item>
                    <text:p><text:span text:style-name="T9">Any weekly contribution must have passed all tests </text:span></text:p>
                  </text:list-item>
                  <text:list-item>
                    <text:p><text:span text:style-name="T9">All contributions need appropriate test coverage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  <text:list-item>
                <text:p><text:span text:style-name="T9">We expect at least one weekly contribution per stud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Weekly project work</text:p>
                <text:list>
                  <text:list-item>
                    <text:p>Code / tests / documentation committed, <text:span text:style-name="T10">pull request sent</text:span></text:p>
                    <text:list>
                      <text:list-item>
                        <text:p><text:span text:style-name="T11">Tagged commit of weekly presentation</text:span></text:p>
                      </text:list-item>
                      <text:list-item>
                        <text:p><text:span text:style-name="T11">Has to build and run!</text:span></text:p>
                      </text:list-item>
                    </text:list>
                  </text:list-item>
                  <text:list-item>
                    <text:p><text:span text:style-name="T11">Short informal presentation of weekly progress (max. 10 min)</text:span></text:p>
                    <text:list>
                      <text:list-item>
                        <text:p><text:span text:style-name="T11">What did I achieve in the last week?</text:span></text:p>
                      </text:list-item>
                      <text:list-item>
                        <text:p><text:span text:style-name="T11">What problems did I have during the last week?</text:span></text:p>
                      </text:list-item>
                      <text:list-item>
                        <text:p><text:span text:style-name="T11">What do I plan for the next week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presentation slides</text:p>
                <text:list>
                  <text:list-item>
                    <text:p>Final presentation slides, length to-be-annou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3.125cm" svg:x="0.5cm" svg:y="2.25cm" presentation:class="outline" presentation:user-transformed="true">
          <draw:text-box>
            <text:list text:style-name="L4">
              <text:list-item>
                <text:p>Midnight before the day of class</text:p>
                <text:list>
                  <text:list-item>
                    <text:p><text:span text:style-name="T12">Submit this week’s deliverabl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Unless it is the first week of the course</text:span></text:p>
                <text:list>
                  <text:list-item>
                    <text:p><text:span text:style-name="T12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eting Times</text:p>
          </draw:text-box>
        </draw:frame>
        <draw:frame presentation:style-name="pr5" draw:text-style-name="P12" draw:layer="layout" svg:width="27cm" svg:height="13.125cm" svg:x="0.5cm" svg:y="2.25cm" presentation:class="outline" presentation:user-transformed="true">
          <draw:text-box>
            <text:list text:style-name="L4">
              <text:list-item>
                <text:p><text:span text:style-name="T11">Weekly </text:span><text:span text:style-name="T13">mandatory</text:span><text:span text:style-name="T11"> progress meeting</text:span></text:p>
                <text:list>
                  <text:list-item>
                    <text:p><text:span text:style-name="T14">Find date for all student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Weekly </text:span><text:span text:style-name="T15">voluntary</text:span><text:span text:style-name="T14"> info room</text:span></text:p>
                <text:list>
                  <text:list-item>
                    <text:p><text:span text:style-name="T14">Date to be announced after first meeting via email</text:span></text:p>
                  </text:list-item>
                  <text:list-item>
                    <text:p><text:span text:style-name="T14">Technical support for stud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1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6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2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7">Contributor agreement, as PDF-Scan, by email</text:span></text:p>
                <text:list>
                  <text:list-item>
                    <text:p><text:span text:style-name="T17">More information at </text:span><text:span text:style-name="T17"><text:a xlink:href="https://wp.me/PDU66-Gk" xlink:type="simple">https://wp.me/PDU66-Gk</text:a></text:span><text:span text:style-name="T17"><text:s/></text:span></text:p>
                  </text:list-item>
                  <text:list-item>
                    <text:p><text:span text:style-name="T17">Also provide in paper to TA in clas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Project work, committed, and tagged</text:span></text:p>
                <text:list>
                  <text:list-item>
                    <text:p><text:span text:style-name="T18">Use </text:span><text:span text:style-name="T19">amse-cw02-release</text:span><text:span text:style-name="T18"> as the tag; continue like this in future week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Project decision</text:span></text:p>
                <text:list>
                  <text:list-item>
                    <text:p><text:span text:style-name="T20">Small presentation, submitted via email</text:span></text:p>
                  </text:list-item>
                  <text:list-item>
                    <text:p><text:span text:style-name="T20">Try to provide mock-ups for your idea</text:span></text:p>
                    <text:p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6">Project work, committed, and tagged</text:span></text:p>
                <text:list>
                  <text:list-item>
                    <text:p><text:span text:style-name="T20">Use </text:span><text:span text:style-name="T21">amse-cw03-release</text:span><text:span text:style-name="T20"> as the tag; continue like this in future weeks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  <text:list>
                  <text:list-item>
                    <text:p><text:span text:style-name="T20">Max. 10mins</text:span></text:p>
                  </text:list-item>
                  <text:list-item>
                    <text:p><text:span text:style-name="T20">No submitted PDF requ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4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<text:span text:style-name="T22">Project work, committed, and tagge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<text:span text:style-name="T22">Project work, committed, and tagge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<text:span text:style-name="T22">Project work, committed, and tagge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7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<text:span text:style-name="T22">Project work, committed, and tagge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8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<text:span text:style-name="T22">Project work, committed, and tagge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<text:span text:style-name="T22">Project work, committed, and tagge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0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<text:span text:style-name="T22">Project work, committed, and tagge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<text:span text:style-name="T22">Project work, committed, and tagge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<text:span text:style-name="T22">Project work, committed, and tagge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<text:span text:style-name="T22">Project work, committed, and tagge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<text:span text:style-name="T22">Project work, committed, and tagge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mall presentation in weekly mee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6">Final presentation as zip-file</text:span></text:p>
                <text:list>
                  <text:list-item>
                    <text:p><text:span text:style-name="T16">Includes presentation PDF and all original materials</text:span></text:p>
                  </text:list-item>
                  <text:list-item>
                    <text:p><text:span text:style-name="T16">Submit by email to </text:span><text:span text:style-name="T16"><text:a xlink:href="mailto:oss-amse@group.riehle.org" xlink:type="simple">oss-amse@group.riehle.org</text:a></text:span><text:span text:style-name="T16"><text:s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6" draw:layer="layout" svg:width="20cm" svg:height="4cm" svg:x="0cm" svg:y="11.75cm">
          <draw:text-box>
            <text:p text:style-name="P15"><text:span text:style-name="T23">DR</text:span></text:p>
          </draw:text-box>
        </draw:frame>
        <draw:frame presentation:style-name="pr8" draw:text-style-name="P17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9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8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30M31S</meta:editing-duration>
    <meta:editing-cycles>185</meta:editing-cycles>
    <meta:generator>LibreOffice/6.2.7.1$Linux_X86_64 LibreOffice_project/20$Build-1</meta:generator>
    <meta:initial-creator>Dirk Riehle</meta:initial-creator>
    <dc:date>2019-10-16T10:53:13.518599835</dc:date>
    <meta:printed-by>Dirk Riehle</meta:printed-by>
    <meta:print-date>2013-05-04T19:19:21</meta:print-date>
    <meta:document-statistic meta:object-count="146"/>
    <meta:template xlink:type="simple" xlink:actuate="onRequest" xlink:title="True Blue Presentation" xlink:href="../../../../Templates/True%20Blue%20Presentation.otp" meta:date="2013-04-02T22:52:20"/>
  </office:meta>
</office:document-meta>
</file>